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rsid="001e786a" officeooo:paragraph-rsid="001e786a"/>
    </style:style>
    <style:style style:name="P2" style:family="paragraph" style:parent-style-name="Standard">
      <style:text-properties style:font-name="Comic Sans MS" officeooo:rsid="001fb202" officeooo:paragraph-rsid="001fb202"/>
    </style:style>
    <style:style style:name="P3" style:family="paragraph" style:parent-style-name="Standard">
      <style:text-properties style:font-name="Comic Sans MS" fo:font-style="normal" fo:font-weight="normal" officeooo:rsid="001ff942" officeooo:paragraph-rsid="001ff942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Comic Sans MS" fo:font-style="normal" fo:font-weight="normal" officeooo:rsid="0021362a" officeooo:paragraph-rsid="0021362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Comic Sans MS" fo:font-style="normal" fo:font-weight="normal" officeooo:rsid="0022d9bf" officeooo:paragraph-rsid="0022d9b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font-name="Comic Sans MS" fo:font-style="normal" fo:font-weight="normal" officeooo:rsid="002743d8" officeooo:paragraph-rsid="0022d9b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font-name="Comic Sans MS" officeooo:rsid="002993ee" officeooo:paragraph-rsid="002993ee"/>
    </style:style>
    <style:style style:name="P8" style:family="paragraph" style:parent-style-name="Standard">
      <style:text-properties style:font-name="Comic Sans MS" officeooo:rsid="002ba4bc" officeooo:paragraph-rsid="002ba4bc"/>
    </style:style>
    <style:style style:name="P9" style:family="paragraph" style:parent-style-name="Text_20_body">
      <style:text-properties fo:font-variant="normal" fo:text-transform="none" fo:color="#2f2f2f" style:font-name="Comic Sans MS" fo:font-size="12pt" fo:letter-spacing="normal" fo:font-style="normal" fo:font-weight="normal" officeooo:rsid="002993ee" officeooo:paragraph-rsid="002993ee"/>
    </style:style>
    <style:style style:name="P10" style:family="paragraph" style:parent-style-name="Text_20_body">
      <style:paragraph-properties fo:margin-left="0.185cm" fo:margin-right="0.185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2f2f2f" style:font-name="Comic Sans MS" fo:font-size="12pt" fo:letter-spacing="normal" fo:font-style="normal" fo:font-weight="normal"/>
    </style:style>
    <style:style style:name="P11" style:family="paragraph" style:parent-style-name="Standard">
      <style:text-properties style:font-name="Comic Sans MS" style:text-underline-style="none" officeooo:rsid="002993ee" officeooo:paragraph-rsid="002993e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993ee"/>
    </style:style>
    <style:style style:name="T3" style:family="text">
      <style:text-properties style:text-underline-style="solid" style:text-underline-width="auto" style:text-underline-color="font-color" officeooo:rsid="002d7d75"/>
    </style:style>
    <style:style style:name="T4" style:family="text">
      <style:text-properties officeooo:rsid="001fb202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993ee"/>
    </style:style>
    <style:style style:name="T7" style:family="text">
      <style:text-properties officeooo:rsid="002993ee" loext:padding="0cm" loext:border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loext:padding="0cm" loext:border="none"/>
    </style:style>
    <style:style style:name="T10" style:family="text">
      <style:text-properties loext:padding="0cm" loext:border="none"/>
    </style:style>
    <style:style style:name="T11" style:family="text">
      <style:text-properties officeooo:rsid="002ba4bc"/>
    </style:style>
    <style:style style:name="T12" style:family="text">
      <style:text-properties officeooo:rsid="0034d86b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le STI2D B <text:s text:c="26"/>DEVOIR SURVEILLE N°2</text:p>
      <text:p text:style-name="P1"/>
      <text:p text:style-name="P7"><text:span text:style-name="T1">Exercice 1 </text:span><text:span text:style-name="T8">:</text:span></text:p>
      <text:p text:style-name="P9"><text:span text:style-name="T8">Soit (u</text:span><text:span text:style-name="T9">n</text:span><text:span text:style-name="T8">) une suite géométrique telle que </text:span><text:span text:style-name="T9"><draw:frame draw:style-name="fr1" draw:name="Objet6" text:anchor-type="as-char" svg:y="-0.377cm" svg:width="0.55cm" svg:height="0.531cm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8"> = 7 et sa raison est égale à 3.</text:span></text:p>
      <text:p text:style-name="P10">1) Calculer les 3 premiers termes qui suive<text:span text:style-name="T6">nt</text:span><text:span text:style-name="T7"><draw:frame draw:style-name="fr1" draw:name="Objet7" text:anchor-type="as-char" svg:y="-0.377cm" svg:width="0.55cm" svg:height="0.531cm" draw:z-index="5"><draw:object xlink:href="./Object 7" xlink:type="simple" xlink:show="embed" xlink:actuate="onLoad"/><draw:image xlink:href="./ObjectReplacements/Object 7" xlink:type="simple" xlink:show="embed" xlink:actuate="onLoad"/><svg:desc>formule</svg:desc></draw:frame></text:span>.</text:p>
      <text:p text:style-name="P10">2) Calculer <text:span text:style-name="T10"><draw:frame draw:style-name="fr1" draw:name="Objet8" text:anchor-type="as-char" svg:y="-0.377cm" svg:width="0.55cm" svg:height="0.531cm" draw:z-index="6"><draw:object xlink:href="./Object 8" xlink:type="simple" xlink:show="embed" xlink:actuate="onLoad"/><draw:image xlink:href="./ObjectReplacements/Object 8" xlink:type="simple" xlink:show="embed" xlink:actuate="onLoad"/><svg:desc>formule</svg:desc></draw:frame></text:span>.</text:p>
      <text:p text:style-name="P10">3) Calculer la somme S = <text:span text:style-name="T10"><draw:frame draw:style-name="fr1" draw:name="Objet9" text:anchor-type="as-char" svg:y="-0.377cm" svg:width="0.55cm" svg:height="0.531cm" draw:z-index="7"><draw:object xlink:href="./Object 9" xlink:type="simple" xlink:show="embed" xlink:actuate="onLoad"/><draw:image xlink:href="./ObjectReplacements/Object 9" xlink:type="simple" xlink:show="embed" xlink:actuate="onLoad"/><svg:desc>formule</svg:desc></draw:frame></text:span> + <text:span text:style-name="T10"><draw:frame draw:style-name="fr1" draw:name="Objet10" text:anchor-type="as-char" svg:y="-0.377cm" svg:width="0.545cm" svg:height="0.53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 + <text:span text:style-name="T10"><draw:frame draw:style-name="fr1" draw:name="Objet11" text:anchor-type="as-char" svg:y="-0.377cm" svg:width="0.547cm" svg:height="0.531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span> + ... + <text:span text:style-name="T10"><draw:frame draw:style-name="fr1" draw:name="Objet12" text:anchor-type="as-char" svg:y="-0.377cm" svg:width="0.55cm" svg:height="0.531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span>.</text:p>
      <text:p text:style-name="P11"/>
      <text:p text:style-name="P1"><text:span text:style-name="T1">Exercice </text:span><text:span text:style-name="T2">2</text:span> : <text:span text:style-name="T11">Simplifier les expressions suivantes :</text:span></text:p>
      <text:p text:style-name="P1"/>
      <text:p text:style-name="P1"><draw:frame draw:style-name="fr2" draw:name="26" text:anchor-type="as-char" svg:y="-0.681cm" svg:width="8.13cm" svg:height="1.118cm" draw:z-index="1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1"/>
      <text:p text:style-name="P8"><text:span text:style-name="T1">Exercice 3</text:span> :</text:p>
      <text:p text:style-name="P8"/>
      <text:p text:style-name="P1"><text:span text:style-name="T4">1) </text:span>Une ville comptait 2<text:span text:style-name="T12">2</text:span> 000 habitants et chaque année ce nombre a baissé de 7 %.</text:p>
      <text:p text:style-name="P2">a) Modéliser cette situation par une suite géométrique <draw:frame draw:style-name="fr1" draw:name="Objet1" text:anchor-type="as-char" svg:y="-0.377cm" svg:width="0.55cm" svg:height="0.531cm" draw:z-index="8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" text:anchor-type="as-char" svg:y="-0.377cm" svg:width="0.55cm" svg:height="0.531cm" draw:z-index="0"><draw:object xlink:href="./Object 2" xlink:type="simple" xlink:show="embed" xlink:actuate="onLoad"/><draw:image xlink:href="./ObjectReplacements/Object 2" xlink:type="simple" xlink:show="embed" xlink:actuate="onLoad"/><svg:desc>formule</svg:desc></draw:frame>représentant le nombre d’habitants <text:span text:style-name="T13">en milliers</text:span> à l’année 2015 + n.</text:p>
      <text:p text:style-name="P2">b) Calculer le nombre d’habitants en 20<text:span text:style-name="T12">20.</text:span></text:p>
      <text:p text:style-name="P2">c) A l’aide de la calculatrice, déterminer à partir de quelle année la population sera inférieure à 15 000 habitants.</text:p>
      <text:p text:style-name="P2">d) Représenter les 6 premiers termes de cette suite par un nuage de points.</text:p>
      <text:p text:style-name="P2"/>
      <text:p text:style-name="P2">2) On admet que le nuage de points obtenu se situe sur la fonction exponentielle <draw:frame draw:style-name="fr1" draw:name="Objet3" text:anchor-type="as-char" svg:y="-0.437cm" svg:width="1.953cm" svg:height="0.557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>a) Déterminer une expression de f <text:span text:style-name="T5">( utiliser deux images par f et déterminer k et a )</text:span></text:p>
      <text:p text:style-name="P3">b) Déterminer à l’aide de la calculatrice le mois et l’année où le nombre d’habitants sera divisé par deux.</text:p>
      <text:p text:style-name="P3"/>
      <text:p text:style-name="P4"><text:span text:style-name="T1">Exercice </text:span><text:span text:style-name="T3">4</text:span> : </text:p>
      <text:p text:style-name="P4"/>
      <text:p text:style-name="P4">Après administration d’un médicament, on modélise la concentration (en mg/L) de son principe actif dans le sang par une fonction f définie sur [0 ; +<draw:frame draw:style-name="fr1" draw:name="Objet4" text:anchor-type="as-char" svg:y="-0.217cm" svg:width="0.522cm" svg:height="0.217cm" draw:z-index="2"><draw:object xlink:href="./Object 4" xlink:type="simple" xlink:show="embed" xlink:actuate="onLoad"/><draw:image xlink:href="./ObjectReplacements/Object 4" xlink:type="simple" xlink:show="embed" xlink:actuate="onLoad"/></draw:frame>[ par <draw:frame draw:style-name="fr1" draw:name="Objet5" text:anchor-type="as-char" svg:y="-0.437cm" svg:width="2.85cm" svg:height="0.557cm" draw:z-index="3"><draw:object xlink:href="./Object 5" xlink:type="simple" xlink:show="embed" xlink:actuate="onLoad"/><draw:image xlink:href="./ObjectReplacements/Object 5" xlink:type="simple" xlink:show="embed" xlink:actuate="onLoad"/><svg:desc>formule</svg:desc></draw:frame>où t est le temps en heure après l’injection.</text:p>
      <text:p text:style-name="P4"/>
      <text:p text:style-name="P4">1) Déterminer la concentration initiale.</text:p>
      <text:p text:style-name="P4">2) <text:s/>Déterminer la concentration au bout de deux heures.</text:p>
      <text:p text:style-name="P4">3) Étudier son sens de variation en justifiant.</text:p>
      <text:p text:style-name="P4">4) Au bout de combien de temps la concentration aura-t-elle diminuée de moitié ?</text:p>
      <text:p text:style-name="P5">5) Estimer à l’aide de votre calculatrice au bout de combien de temps la concentration sera inférieure à 0,01 mg/L.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1" svg:font-family="'Comic Sans MS'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6T16:36:20.745000000</meta:creation-date>
    <dc:date>2021-11-16T09:46:37.149021961</dc:date>
    <meta:editing-duration>PT1H8M52S</meta:editing-duration>
    <meta:editing-cycles>14</meta:editing-cycles>
    <meta:generator>LibreOffice/6.4.3.2$Linux_X86_64 LibreOffice_project/40$Build-2</meta:generator>
    <meta:document-statistic meta:table-count="0" meta:image-count="0" meta:object-count="13" meta:page-count="1" meta:paragraph-count="24" meta:word-count="283" meta:character-count="1568" meta:non-whitespace-character-count="1275"/>
  </office:meta>
</office:document-meta>
</file>

<file path=Object 1/content.xml><?xml version="1.0" encoding="utf-8"?>
<math xmlns="http://www.w3.org/1998/Math/MathML" display="block">
  <semantics>
    <msub>
      <mi>u</mi>
      <mi>n</mi>
    </msub>
    <annotation encoding="StarMath 5.0">u_{n}</annotation>
  </semantics>
</math>
</file>

<file path=Object 10/content.xml><?xml version="1.0" encoding="utf-8"?>
<math xmlns="http://www.w3.org/1998/Math/MathML" display="block">
  <semantics>
    <msub>
      <mi>u</mi>
      <mn>1</mn>
    </msub>
    <annotation encoding="StarMath 5.0">u_{1}</annotation>
  </semantics>
</math>
</file>

<file path=Object 11/content.xml><?xml version="1.0" encoding="utf-8"?>
<math xmlns="http://www.w3.org/1998/Math/MathML" display="block">
  <semantics>
    <msub>
      <mi>u</mi>
      <mn>2</mn>
    </msub>
    <annotation encoding="StarMath 5.0">u_{2}</annotation>
  </semantics>
</math>
</file>

<file path=Object 12/content.xml><?xml version="1.0" encoding="utf-8"?>
<math xmlns="http://www.w3.org/1998/Math/MathML" display="block">
  <semantics>
    <msub>
      <mi>u</mi>
      <mn>9</mn>
    </msub>
    <annotation encoding="StarMath 5.0">u_{9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sup>
          <mn>4</mn>
          <mrow>
            <mo stretchy="false">−</mo>
            <mn>3</mn>
          </mrow>
        </msup>
      </mrow>
      <mi>×</mi>
      <msup>
        <mn>4</mn>
        <mrow>
          <mo stretchy="false">−</mo>
          <mn>5</mn>
        </mrow>
      </msup>
      <mi>;</mi>
      <mrow>
        <mi>B</mi>
        <mo stretchy="false">=</mo>
        <mfrac>
          <mrow>
            <msup>
              <mn>3</mn>
              <mn>3</mn>
            </msup>
            <mi>×</mi>
            <msup>
              <mn>3</mn>
              <mrow>
                <mo stretchy="false">−</mo>
                <mn>2,5</mn>
              </mrow>
            </msup>
          </mrow>
          <msup>
            <mn>9</mn>
            <mn>5</mn>
          </msup>
        </mfrac>
      </mrow>
      <mi>;</mi>
      <mrow>
        <mi>C</mi>
        <mo stretchy="false">=</mo>
        <msup>
          <mrow>
            <mo fence="true" stretchy="true">(</mo>
            <mrow>
              <msup>
                <mn>4,8</mn>
                <mrow>
                  <mo stretchy="false">−</mo>
                  <mn>2,1</mn>
                </mrow>
              </msup>
            </mrow>
            <mo fence="true" stretchy="true">)</mo>
          </mrow>
          <mn>3</mn>
        </msup>
      </mrow>
      <mi>×</mi>
      <msup>
        <mn>4,8</mn>
        <mn>6,2</mn>
      </msup>
    </mrow>
    <annotation encoding="StarMath 5.0">A= {4} ^ {-3} × {4} ^ {-5} ;                                                               B= {{3} ^ {3} × {3} ^ {-2,5}} over {{9} ^ {5}} ;                                                 C= {left ({4,8} ^ {-2,1} right )} ^ {3} × {4,8} ^ {6,2}</annotation>
  </semantics>
</math>
</file>

<file path=Object 2/content.xml><?xml version="1.0" encoding="utf-8"?>
<math xmlns="http://www.w3.org/1998/Math/MathML" display="block">
  <semantics>
    <msub>
      <mi>u</mi>
      <mi>n</mi>
    </msub>
    <annotation encoding="StarMath 5.0">u_{n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k</mi>
      </mrow>
      <msup>
        <mi>a</mi>
        <mi>x</mi>
      </msup>
    </mrow>
    <annotation encoding="StarMath 5.0">f( x )= k a^{x}</annotation>
  </semantics>
</math>
</file>

<file path=Object 4/content.xml><?xml version="1.0" encoding="utf-8"?>
<math xmlns="http://www.w3.org/1998/Math/MathML" display="block">
  <semantics>
    <mi mathvariant="normal">∞</mi>
    <annotation encoding="StarMath 5.0">infinity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n>16</mn>
      </mrow>
      <msup>
        <mrow>
          <mo fence="true" stretchy="false">(</mo>
          <mrow>
            <mn>0,83</mn>
          </mrow>
          <mo fence="true" stretchy="false">)</mo>
        </mrow>
        <mi>t</mi>
      </msup>
    </mrow>
    <annotation encoding="StarMath 5.0">f( t )= 16 (0,83)^{t}</annotation>
  </semantics>
</math>
</file>

<file path=Object 6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7/content.xml><?xml version="1.0" encoding="utf-8"?>
<math xmlns="http://www.w3.org/1998/Math/MathML" display="block">
  <semantics>
    <msub>
      <mi>u</mi>
      <mn>0</mn>
    </msub>
    <annotation encoding="StarMath 5.0">u_{0}</annotation>
  </semantics>
</math>
</file>

<file path=Object 8/content.xml><?xml version="1.0" encoding="utf-8"?>
<math xmlns="http://www.w3.org/1998/Math/MathML" display="block">
  <semantics>
    <msub>
      <mi>u</mi>
      <mn>9</mn>
    </msub>
    <annotation encoding="StarMath 5.0">u_{9}</annotation>
  </semantics>
</math>
</file>

<file path=Object 9/content.xml><?xml version="1.0" encoding="utf-8"?>
<math xmlns="http://www.w3.org/1998/Math/MathML" display="block">
  <semantics>
    <msub>
      <mi>u</mi>
      <mn>0</mn>
    </msub>
    <annotation encoding="StarMath 5.0">u_{0}</annotation>
  </semantics>
</math>
</file>